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7e24"/>
    </style:style>
    <style:style style:name="P2" style:family="paragraph" style:parent-style-name="Standard">
      <style:paragraph-properties fo:text-align="center" style:justify-single-word="false"/>
      <style:text-properties officeooo:paragraph-rsid="00130dcd"/>
    </style:style>
    <style:style style:name="P3" style:family="paragraph" style:parent-style-name="Text_20_body">
      <style:text-properties fo:font-style="italic" officeooo:rsid="0062c9b1" officeooo:paragraph-rsid="000a7e24" style:font-style-asian="italic" style:font-style-complex="italic"/>
    </style:style>
    <style:style style:name="P4" style:family="paragraph" style:parent-style-name="Text_20_body">
      <style:text-properties style:use-window-font-color="true" fo:font-size="10pt" officeooo:rsid="000b4171" style:font-size-asian="10pt" style:font-size-complex="10pt"/>
    </style:style>
    <style:style style:name="P5" style:family="paragraph" style:parent-style-name="Text_20_body">
      <style:paragraph-properties fo:text-align="center" style:justify-single-word="false"/>
      <style:text-properties fo:color="#cccccc" officeooo:paragraph-rsid="001b26ee"/>
    </style:style>
    <style:style style:name="P6" style:family="paragraph" style:parent-style-name="Heading_20_3">
      <style:text-properties officeooo:paragraph-rsid="001b5d15"/>
    </style:style>
    <style:style style:name="P7" style:family="paragraph" style:parent-style-name="Text_20_body">
      <style:text-properties officeooo:paragraph-rsid="001b5d15"/>
    </style:style>
    <style:style style:name="P8" style:family="paragraph" style:parent-style-name="Standard">
      <style:text-properties officeooo:paragraph-rsid="000a7e24"/>
    </style:style>
    <style:style style:name="P9" style:family="paragraph" style:parent-style-name="Heading_20_2">
      <style:text-properties officeooo:paragraph-rsid="001b5d15"/>
    </style:style>
    <style:style style:name="P10" style:family="paragraph">
      <style:paragraph-properties fo:margin-left="0in" fo:margin-right="0in" fo:margin-top="0in" fo:margin-bottom="0in" fo:line-height="100%" fo:text-align="center" fo:text-indent="0in"/>
    </style:style>
    <style:style style:name="P11"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13"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indent="0in"/>
    </style:style>
    <style:style style:name="P15"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16"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in" fo:margin-right="0in" fo:margin-top="0in" fo:margin-bottom="0in" fo:line-height="100%" fo:text-indent="0in"/>
      <style:text-properties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 style:family="text">
      <style:text-properties officeooo:rsid="00f95bcf"/>
    </style:style>
    <style:style style:name="T2" style:family="text">
      <style:text-properties fo:font-size="14pt" fo:font-style="normal" fo:font-weight="bold" style:font-size-asian="14pt" style:font-style-asian="normal" style:font-weight-asian="bold" style:font-size-complex="14pt" style:font-style-complex="normal" style:font-weight-complex="bold"/>
    </style:style>
    <style:style style:name="T3" style:family="text">
      <style:text-properties fo:font-style="italic" style:font-style-asian="italic" style:font-style-complex="italic"/>
    </style:style>
    <style:style style:name="T4" style:family="text">
      <style:text-properties officeooo:rsid="00c74c2a"/>
    </style:style>
    <style:style style:name="T5" style:family="text">
      <style:text-properties officeooo:rsid="00f9838e"/>
    </style:style>
    <style:style style:name="T6" style:family="text">
      <style:text-properties officeooo:rsid="001ab225"/>
    </style:style>
    <style:style style:name="T7" style:family="text">
      <style:text-properties officeooo:rsid="00180439"/>
    </style:style>
    <style:style style:name="T8" style:family="text">
      <style:text-properties officeooo:rsid="001d5403"/>
    </style:style>
    <style:style style:name="T9" style:family="text">
      <style:text-properties officeooo:rsid="001a23b9"/>
    </style:style>
    <style:style style:name="T10" style:family="text">
      <style:text-properties officeooo:rsid="001a4281"/>
    </style:style>
    <style:style style:name="T11" style:family="text">
      <style:text-properties officeooo:rsid="0018e3fc"/>
    </style:style>
    <style:style style:name="T1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7" style:family="text">
      <style:text-properties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61in" fo:min-width="1.6882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2in" fo:min-width="0.8799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08in" fo:min-width="0.9972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52in" fo:min-width="0.1937in" fo:padding-top="0.0492in" fo:padding-bottom="0.0492in" fo:padding-left="0.0984in" fo:padding-right="0.0984in" draw:shadow="hidden" draw:shadow-offset-x="0.0783in" draw:shadow-offset-y="0.0783in" draw:shadow-color="#808080" style:run-through="back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929in" fo:min-width="0.4055in" fo:padding-top="0.0492in" fo:padding-bottom="0.0492in" fo:padding-left="0.0984in" fo:padding-right="0.0984in" draw:shadow="hidden" draw:shadow-offset-x="0.0783in" draw:shadow-offset-y="0.0783in" draw:shadow-color="#808080" style:run-through="back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28in" fo:min-width="0.5244in" fo:padding-top="0.0492in" fo:padding-bottom="0.0492in" fo:padding-left="0.0984in" fo:padding-right="0.0984in" draw:shadow="hidden" draw:shadow-offset-x="0.0783in" draw:shadow-offset-y="0.0783in" draw:shadow-color="#808080" style:run-through="back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5244in"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016in" fo:min-width="0.9965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74in" fo:min-width="0.3362in" fo:padding-top="0.0492in" fo:padding-bottom="0.0492in" fo:padding-left="0.0984in" fo:padding-right="0.0984in" draw:shadow="hidden" draw:shadow-offset-x="0.0783in" draw:shadow-offset-y="0.0783in" draw:shadow-color="#808080" style:run-through="back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30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9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2.3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29in" fo:min-width="0.7366in" fo:padding-top="0.0492in" fo:padding-bottom="0.0492in" fo:padding-left="0.0984in" fo:padding-right="0.0984in" draw:shadow="hidden" draw:shadow-offset-x="0.0783in" draw:shadow-offset-y="0.0783in" draw:shadow-color="#808080" style:run-through="back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366in" fo:min-width="0.3362in" fo:padding-top="0.0492in" fo:padding-bottom="0.0492in" fo:padding-left="0.0984in" fo:padding-right="0.0984in" draw:shadow="hidden" draw:shadow-offset-x="0.0783in" draw:shadow-offset-y="0.0783in" draw:shadow-color="#808080" style:run-through="back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437in" fo:min-width="0.7374in" fo:padding-top="0.0492in" fo:padding-bottom="0.0492in" fo:padding-left="0.0984in" fo:padding-right="0.0984in" draw:shadow="hidden" draw:shadow-offset-x="0.0783in" draw:shadow-offset-y="0.0783in" draw:shadow-color="#808080" style:run-through="back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244in" fo:min-width="0.1945in" fo:padding-top="0.0492in" fo:padding-bottom="0.0492in" fo:padding-left="0.0984in" fo:padding-right="0.0984in" draw:shadow="hidden" draw:shadow-offset-x="0.0783in" draw:shadow-offset-y="0.0783in" draw:shadow-color="#808080" style:run-through="back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047in" fo:min-width="1.0839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53in" fo:min-width="0.878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71in" fo:min-width="0.9508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ersection <text:span text:style-name="T6">C</text:span>ontroller</text:h>
      <text:p text:style-name="P3">(<text:span text:style-name="T1">I</text:span>mplemented, informational section only)</text:p>
      <text:p text:style-name="P1"><text:span text:style-name="T2"><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P1"/>
      <text:p text:style-name="P1"><text:s text:c="4"/>The first phase is called '<text:span text:style-name="T3">anticipate intersection</text:span>'. <text:s/>In this phase the QCAN2 will listen, and determine if there is a contesting AGV at the same intersection. If there is, the QCAN2 instructs the AGV to slow it's speed by transmitting on its serial port the OCCUPIED status, setting <text:s/>BIT_7 </text:p>
      <text:p text:style-name="P1"/>
      <text:p text:style-name="P1"><text:s text:c="4"/>The second phase is called <text:span text:style-name="T3">'request intersection'</text:span>. <text:s/>At this point the <text:s/>QCAN<text:span text:style-name="T4">2</text:span> will determine if the intersection is occupied. If intersection is occupied, the AGV will be instructed by the QCAN2 to stop, <text:s/>by transmitting on its serial port the OCCUPIED status BIT_7. <text:span text:style-name="T5">Update: see new bit allocation at the end of this chapter. </text:span>If the intersection is NOT occupied, the QCAN2 will continue to respond on the serial port to the ALIVE command, so the AGV will proceed.</text:p>
      <text:p text:style-name="P1"/>
      <text:p text:style-name="P1"><text:s text:c="3"/>The third phase is called <text:span text:style-name="T3">'release intersection'.</text:span> When the AGV reaches this phase, it instructs the QCAN<text:span text:style-name="T4">2</text:span> to release this zone. The QCAN2 signals all other QCAN2s that the AGV cleared the intersection. Then, the other QCAN2s enter into an evaluation phase, and the AGV that has been waiting the longest, proceeds. <text:span text:style-name="T5">(First come first served)</text:span></text:p>
      <text:h text:style-name="P9" text:outline-level="2">Detailed Description of Messages:</text:h>
      <text:p text:style-name="P7"><text:s/><text:span text:style-name="T7">This is an augmented version of the specification, reflecting how the QCAN2 implemented the individual commands. </text:span></text:p>
      <text:h text:style-name="P6" text:outline-level="3"><text:bookmark-start text:name="__RefHeading___Toc15723_4002794407"/>Idle (<text:span text:style-name="T8">0x</text:span>00; <text:span text:style-name="T8">0x</text:span>80):<text:bookmark-end text:name="__RefHeading___Toc15723_4002794407"/></text:h>
      <text:p text:style-name="P7">The vehicle and <text:span text:style-name="T7">QCAN2</text:span> exchange<text:span text:style-name="T7">s</text:span> this command and response <text:span text:style-name="T7">pair </text:span>when there is no <text:span text:style-name="T7">task f</text:span>or the <text:span text:style-name="T7">QCAN2 t</text:span>o do. This <text:span text:style-name="T7">also </text:span>serves a watchdog function, <text:span text:style-name="T7">and the release function.</text:span> <text:span text:style-name="T7">The release function</text:span> signals when the vehicle no longer wants to control a zone that the vehicle currently controls or is competing for. <text:span text:style-name="T7">The idle function is awakened in other conditions like abrupt zone change or unexpected status change. TODO: to resolve ambiguities, separate functionality to distinct units. (release in particular)</text:span></text:p>
      <text:h text:style-name="P6" text:outline-level="3"><text:bookmark-start text:name="__RefHeading___Toc15725_4002794407"/>Watch Dog Stop (<text:span text:style-name="T8">0x</text:span>FF): <text:bookmark-end text:name="__RefHeading___Toc15725_4002794407"/></text:h>
      <text:p text:style-name="P7">This message <text:s/>originates <text:span text:style-name="T9">from the QCAN2. </text:span><text:s/><text:span text:style-name="T10">I</text:span>f <text:span text:style-name="T9">and when </text:span>the <text:span text:style-name="T9">time </text:span>gap between valid <text:span text:style-name="T10">Serial </text:span>messages <text:span text:style-name="T9">are</text:span> too long. The vehicle <text:span text:style-name="T11">is responding with a full stop, and waits until new, meaningful message arrive.</text:span></text:p>
      <text:h text:style-name="P6" text:outline-level="3"><text:bookmark-start text:name="__RefHeading___Toc15727_4002794407"/>Anticipate Zone (01; 81): <text:bookmark-end text:name="__RefHeading___Toc15727_4002794407"/></text:h>
      <text:p text:style-name="P7">A vehicle may send this command when it wants to know if another vehicle is in a zone without requesting control of that zone itself. This can be used by vehicle software to select an unoccupied route from among several possible routes to its destination. The QCAN2 will turn the BLOCKED bit in <text:soft-page-break/>the STATUS byte on whenever it detects another vehicle competing for the zone, and off when no other QCAN2 is competing for or controling the zone. The QCAN2 may turn the BLOCKED bit on and off repeatedly as the presence or absence of other vehicles in the zone changes.</text:p>
      <text:h text:style-name="P6" text:outline-level="3"><text:bookmark-start text:name="__RefHeading___Toc15729_4002794407"/>Request Zone (<text:span text:style-name="T8">0x</text:span>02; <text:span text:style-name="T8">0x</text:span>82): <text:bookmark-end text:name="__RefHeading___Toc15729_4002794407"/></text:h>
      <text:p text:style-name="P7"><text:s text:c="2"/>When a vehicle sends this command, it is requesting control of the zone. The QCAN2 will respond with one of the STATUS values described above under "Control of a Zone" to show where the vehicle QCAN2 is in the process of gaining control of the zone. Vehicle software will decide (possibly based on the QCAN2's default settings) how long the vehicle may continue to move without controlling the zone, to allow for priority resolu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his part of the page is left intentionally blank</text:p>
      <text:h text:style-name="Heading_20_2" text:outline-level="2"><text:soft-page-break/>Intersection Logic Chart</text:h>
      <text:p text:style-name="Text_20_body"><draw:g text:anchor-type="as-char" draw:z-index="0" draw:name="Shape1" draw:style-name="gr1"><draw:custom-shape draw:style-name="gr2" draw:text-style-name="P11" xml:id="id5" draw:id="id5" svg:width="2.0898in" svg:height="0.3669in" svg:x="2.2173in" svg:y="7.9335in"><text:p text:style-name="P10"><text:span text:style-name="T12">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12" xml:id="id12" draw:id="id12" svg:width="1.1941in" svg:height="0.5961in" svg:x="2.4736in" svg:y="0.6953in"><text:p text:style-name="P10"><text:span text:style-name="T13">Enter </text:span></text:p><text:p text:style-name="P10"><text:span text:style-name="T13">Intersection</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4" draw:text-style-name="P11" xml:id="id6" draw:id="id6" svg:width="1.1949in" svg:height="1.0996in" svg:x="0.0425in" svg:y="1.2453in"><text:p text:style-name="P10"><text:span text:style-name="T12">AGV</text:span></text:p><text:p text:style-name="P10"><text:span text:style-name="T12">Anticipate</text:span></text:p><text:p text:style-name="P10"><text:span text:style-name="T12">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12" xml:id="id1" draw:id="id1" svg:width="0.5539in" svg:height="0.4587in" svg:x="3.4118in" svg:y="3.948in"><text:p text:style-name="P10"><text:span text:style-name="T13">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12" xml:id="id3" draw:id="id3" svg:width="0.8531in" svg:height="0.413in" svg:x="4.9035in" svg:y="4.8181in"><text:p text:style-name="P10"><text:span text:style-name="T13">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12" xml:id="id4" draw:id="id4" svg:width="1.0232in" svg:height="0.3213in" svg:x="3.4118in" svg:y="7.2917in"><text:p text:style-name="P10"><text:span text:style-name="T13">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 draw:text-style-name="P12" xml:id="id11" draw:id="id11" svg:width="1.0232in" svg:height="0.4579in" svg:x="2.5453in" svg:y="0.1in"><text:p text:style-name="P10"><text:span text:style-name="T13">IDLE </text:span></text:p><text:p text:style-name="P10"><text:span text:style-name="T13">Loo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1" xml:id="id10" draw:id="id10" svg:width="1.1941in" svg:height="1.1004in" svg:x="0.0854in" svg:y="3.2146in"><text:p text:style-name="P10"><text:span text:style-name="T12">AGV</text:span></text:p><text:p text:style-name="P10"><text:span text:style-name="T12">Request</text:span></text:p><text:p text:style-name="P10"><text:span text:style-name="T12">Message</text:span></text:p><draw:enhanced-geometry svg:viewBox="0 0 21600 21600" draw:glue-points="10800 0 0 10800 10800 21600 21600 10800" draw:type="flowchart-process" draw:enhanced-path="M 0 0 L 21600 0 21600 21600 0 21600 0 0 Z N"/></draw:custom-shape><draw:custom-shape draw:style-name="gr4" draw:text-style-name="P11" xml:id="id14" draw:id="id14" svg:width="1.1949in" svg:height="1.0996in" svg:x="0in" svg:y="6.1008in"><text:p text:style-name="P10"><text:span text:style-name="T12">AGV</text:span></text:p><text:p text:style-name="P10"><text:span text:style-name="T12">Release</text:span></text:p><text:p text:style-name="P10"><text:span text:style-name="T12">Message</text:span></text:p><draw:enhanced-geometry svg:viewBox="0 0 21600 21600" draw:glue-points="10800 0 0 10800 10800 21600 21600 10800" draw:type="flowchart-process" draw:enhanced-path="M 0 0 L 21600 0 21600 21600 0 21600 0 0 Z N"/></draw:custom-shape><draw:custom-shape draw:style-name="gr10" draw:text-style-name="P12" xml:id="id2" draw:id="id2" svg:width="1.0661in" svg:height="0.8713in" svg:x="3.1555in" svg:y="4.589in"><text:p text:style-name="P10"><text:span text:style-name="T13">Others?</text:span></text:p><text:p text:style-name="P10"><text:span text:style-name="T13">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1" draw:text-style-name="P11" svg:x1="3.689in" svg:y1="4.4063in" svg:x2="3.689in" svg:y2="4.589in" draw:start-shape="id1" draw:start-glue-point="8" draw:end-shape="id2" draw:end-glue-point="4" svg:d="M9370 651v464" svg:viewBox="0 0 2 466"><text:p/></draw:connector><draw:connector draw:style-name="gr11" draw:text-style-name="P11" svg:x1="4.2217in" svg:y1="5.0244in" svg:x2="4.9035in" svg:y2="5.0244in" draw:start-shape="id2" draw:start-glue-point="7" draw:end-shape="id3" draw:end-glue-point="6" svg:d="M10723 2221h1732" svg:viewBox="0 0 1734 2"><text:p/></draw:connector><draw:connector draw:style-name="gr11" draw:text-style-name="P11" svg:x1="3.9236in" svg:y1="7.6126in" svg:x2="3.2626in" svg:y2="7.9335in" draw:start-shape="id4" draw:start-glue-point="8" draw:end-shape="id5" draw:end-glue-point="4" svg:d="M9966 8795v409h-1679v406" svg:viewBox="0 0 1681 817"><text:p/></draw:connector><draw:line draw:style-name="gr12" draw:text-style-name="P13" svg:x1="5.4579in" svg:y1="4.589in" svg:x2="5.4579in" svg:y2="4.2224in"><text:p/></draw:line><draw:line draw:style-name="gr12" draw:text-style-name="P13" svg:x1="1.3646in" svg:y1="1.7488in" svg:x2="2.1323in" svg:y2="1.7488in"><text:p/></draw:line><draw:line draw:style-name="gr12" draw:text-style-name="P13" svg:x1="2.1319in" svg:y1="2.9398in" svg:x2="2.1319in" svg:y2="3.352in"><text:p/></draw:line><draw:line draw:style-name="gr12" draw:text-style-name="P13" svg:x1="3.1126in" svg:y1="6.5587in" svg:x2="3.5815in" svg:y2="6.5587in"><text:p/></draw:line><draw:line draw:style-name="gr12" draw:text-style-name="P13" svg:x1="3.7098in" svg:y1="5.6425in" svg:x2="4.4776in" svg:y2="5.6425in"><text:p/></draw:line><draw:line draw:style-name="gr12" draw:text-style-name="P13" svg:x1="3.0701in" svg:y1="4.9098in" svg:x2="2.6437in" svg:y2="4.9098in"><text:p/></draw:line><draw:frame draw:style-name="gr13" draw:text-style-name="P15" svg:width="0.728in" svg:height="0.2913in" svg:x="3.8909in" svg:y="0.85in"><draw:text-box><text:p text:style-name="P14"><text:span text:style-name="T13">Notes: </text:span></text:p></draw:text-box></draw:frame><draw:g draw:style-name="gr14"><draw:rect draw:style-name="gr11" draw:text-style-name="P16" svg:width="2.1752in" svg:height="1.7224in" svg:x="4.1181in" svg:y="1.178in"><text:p/></draw:rect><draw:g draw:style-name="gr14"><draw:frame draw:style-name="gr15" draw:text-style-name="P17" svg:width="2.1323in" svg:height="0.6988in" svg:x="4.161in" svg:y="1.178in"><draw:text-box><text:p text:style-name="P14"><text:span text:style-name="T14">1.) The </text:span><text:span text:style-name="T15">Others?</text:span></text:p><text:p text:style-name="P14"><text:span text:style-name="T14">Module consults the RF table</text:span></text:p></draw:text-box></draw:frame><draw:frame draw:style-name="gr16" draw:text-style-name="P18" svg:width="2.0469in" svg:height="0.8969in" svg:x="4.161in" svg:y="1.8535in"><draw:text-box><text:p text:style-name="P14"><text:span text:style-name="T14">2.) The </text:span><text:span text:style-name="T15">RELEASE</text:span><text:span text:style-name="T14"> Module issues</text:span><text:span text:style-name="T16"> </text:span><text:span text:style-name="T13">specific release to the first contestant </text:span></text:p></draw:text-box></draw:frame></draw:g></draw:g><draw:frame draw:style-name="gr17" draw:text-style-name="P15" svg:width="2.5252in" svg:height="0.2913in" svg:x="3.9681in" svg:y="3.6646in"><draw:text-box><text:p text:style-name="P14"><text:span text:style-name="T13">\ 02 ZZ VV 00 → \ 82 ZZ VV 80</text:span></text:p></draw:text-box></draw:frame><draw:frame draw:style-name="gr17" draw:text-style-name="P19" svg:width="2.5252in" svg:height="0.2913in" svg:x="0.8in" svg:y="4.4811in"><draw:text-box><text:p text:style-name="P14"><text:span text:style-name="T16">\ 02 ZZ VV 00 → \ 82 ZZ VV 00</text:span></text:p></draw:text-box></draw:frame><draw:custom-shape draw:style-name="gr18" draw:text-style-name="P12" xml:id="id7" draw:id="id7" svg:width="1.5358in" svg:height="0.6413in" svg:x="2.3028in" svg:y="1.4744in"><text:p text:style-name="P10"><text:span text:style-name="T13">State Change</text:span></text:p><text:p text:style-name="P10"><text:span text:style-name="T13">LISTEN</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11" draw:text-style-name="P11" svg:x1="1.2366in" svg:y1="1.7957in" svg:x2="2.4563in" svg:y2="1.7957in" draw:start-shape="id6" draw:start-glue-point="7" draw:end-shape="id7" draw:end-glue-point="6" svg:d="M3141-5981h3098" svg:viewBox="0 0 3099 2"><text:p/></draw:connector><draw:custom-shape draw:style-name="gr19" draw:text-style-name="P12" xml:id="id8" draw:id="id8" svg:width="1.0661in" svg:height="0.8705in" svg:x="2.5583in" svg:y="2.3445in"><text:p text:style-name="P10"><text:span text:style-name="T13">Others?</text:span></text:p><text:p text:style-name="P10"><text:span text:style-name="T13">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0" draw:text-style-name="P12" xml:id="id9" draw:id="id9" svg:width="1.535in" svg:height="0.6421in" svg:x="1.5354in" svg:y="3.4437in"><text:p text:style-name="P10"><text:span text:style-name="T13">State Change</text:span></text:p><text:p text:style-name="P10"><text:span text:style-name="T13">EVAL</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11" draw:text-style-name="P11" svg:x1="2.5583in" svg:y1="2.7803in" svg:x2="2.3028in" svg:y2="3.4441in" draw:start-shape="id8" draw:start-glue-point="5" draw:end-shape="id9" draw:end-glue-point="5" svg:d="M6498-3480h-649v1686" svg:viewBox="0 0 651 1688"><text:p/></draw:connector><draw:connector draw:style-name="gr11" draw:text-style-name="P11" svg:x1="1.2791in" svg:y1="3.765in" svg:x2="1.689in" svg:y2="3.765in" draw:start-shape="id10" draw:start-glue-point="7" draw:end-shape="id9" draw:end-glue-point="6" svg:d="M3249-979h1041" svg:viewBox="0 0 1042 2"><text:p/></draw:connector><draw:connector draw:style-name="gr11" draw:text-style-name="P11" svg:x1="3.0709in" svg:y1="2.1157in" svg:x2="3.0917in" svg:y2="2.3449in" draw:start-shape="id7" draw:start-glue-point="8" draw:end-shape="id8" draw:end-glue-point="4" svg:d="M7800-5168v291h53v291" svg:viewBox="0 0 55 584"><text:p/></draw:connector><draw:connector draw:style-name="gr11" draw:text-style-name="P11" svg:x1="3.0571in" svg:y1="0.5579in" svg:x2="3.0709in" svg:y2="0.6957in" draw:start-shape="id11" draw:start-glue-point="8" draw:end-shape="id12" draw:end-glue-point="4" svg:d="M7765-9125v175h35v175" svg:viewBox="0 0 37 351"><text:p/></draw:connector><draw:custom-shape draw:style-name="gr21" draw:text-style-name="P12" xml:id="id17" draw:id="id17" svg:width="0.5543in" svg:height="0.4579in" svg:x="3.6138in" svg:y="2.95in"><text:p text:style-name="P10"><text:span text:style-name="T13">SLOW</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11" draw:text-style-name="P11" svg:x1="2.9138in" svg:y1="3.765in" svg:x2="3.689in" svg:y2="3.9484in" draw:start-shape="id9" draw:start-glue-point="9" draw:end-shape="id1" draw:end-glue-point="4" svg:d="M7401-979h1969v466" svg:viewBox="0 0 1970 467"><text:p/></draw:connector><draw:connector draw:style-name="gr11" draw:text-style-name="P11" svg:x1="3.9654in" svg:y1="4.1772in" svg:x2="5.3299in" svg:y2="4.8181in" draw:start-shape="id1" draw:start-glue-point="10" draw:end-shape="id3" draw:end-glue-point="4" svg:d="M10072 69h3466v1628" svg:viewBox="0 0 3468 1630"><text:p/></draw:connector><draw:custom-shape draw:style-name="gr20" draw:text-style-name="P12" xml:id="id15" draw:id="id15" svg:width="1.535in" svg:height="0.6421in" svg:x="1.578in" svg:y="6.3299in"><text:p text:style-name="P10"><text:span text:style-name="T13">State Change</text:span></text:p><text:p text:style-name="P10"><text:span text:style-name="T13">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0" draw:text-style-name="P12" xml:id="id13" draw:id="id13" svg:width="1.535in" svg:height="0.6421in" svg:x="1.7484in" svg:y="5.4134in"><text:p text:style-name="P10"><text:span text:style-name="T13">State Change</text:span></text:p><text:p text:style-name="P10"><text:span text:style-name="T13">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11" draw:text-style-name="P11" svg:x1="3.1555in" svg:y1="5.0244in" svg:x2="2.6693in" svg:y2="5.4134in" draw:start-shape="id2" draw:start-glue-point="5" draw:end-shape="id13" draw:end-glue-point="4" svg:d="M8015 2221h-1235v988" svg:viewBox="0 0 1236 990"><text:p/></draw:connector><draw:connector draw:style-name="gr11" draw:text-style-name="P11" svg:x1="1.1945in" svg:y1="6.6508in" svg:x2="1.7311in" svg:y2="6.6508in" draw:start-shape="id14" draw:start-glue-point="7" draw:end-shape="id15" draw:end-glue-point="6" svg:d="M3034 6352h1363" svg:viewBox="0 0 1365 2"><text:p/></draw:connector><draw:connector draw:style-name="gr11" draw:text-style-name="P11" svg:x1="2.9563in" svg:y1="6.6508in" svg:x2="3.9236in" svg:y2="7.2917in" draw:start-shape="id15" draw:start-glue-point="9" draw:end-shape="id4" draw:end-glue-point="4" svg:d="M7509 6352h2457v1628" svg:viewBox="0 0 2459 1630"><text:p/></draw:connector><draw:custom-shape draw:style-name="gr10" draw:text-style-name="P12" xml:id="id16" draw:id="id16" svg:width="1.0661in" svg:height="0.8713in" svg:x="4.2217in" svg:y="5.9173in"><text:p text:style-name="P10"><text:span text:style-name="T13">Others?</text:span></text:p><text:p text:style-name="P10"><text:span text:style-name="T13">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1" draw:text-style-name="P11" svg:x1="3.1272in" svg:y1="5.7339in" svg:x2="4.7547in" svg:y2="5.9173in" draw:start-shape="id13" draw:start-glue-point="9" draw:end-shape="id16" draw:end-glue-point="4" svg:d="M7943 4023h1589v-35h2545v501" svg:viewBox="0 0 4136 503"><text:p/></draw:connector><draw:connector draw:style-name="gr11" draw:text-style-name="P11" svg:x1="2.5161in" svg:y1="6.0547in" svg:x2="2.4984in" svg:y2="6.3299in" draw:start-shape="id13" draw:start-glue-point="8" draw:end-shape="id15" draw:end-glue-point="4" svg:d="M6391 4838v351h-45v348" svg:viewBox="0 0 46 700"><text:p/></draw:connector><draw:connector draw:style-name="gr11" draw:text-style-name="P11" svg:x1="3.0709in" svg:y1="1.2913in" svg:x2="3.0709in" svg:y2="1.4748in" draw:start-shape="id12" draw:start-glue-point="6" draw:end-shape="id7" draw:end-glue-point="5" svg:d="M7800-7262v466" svg:viewBox="0 0 2 467"><text:p/></draw:connector><draw:connector draw:style-name="gr11" draw:text-style-name="P11" svg:x1="3.8909in" svg:y1="3.4079in" svg:x2="2.4563in" svg:y2="3.4441in" draw:start-shape="id17" draw:start-glue-point="8" draw:end-shape="id9" draw:end-glue-point="4" svg:d="M9883-1886v501h-1393v-910h-2251v501" svg:viewBox="0 0 3646 912"><text:p/></draw:connector><draw:line draw:style-name="gr12" draw:text-style-name="P13" svg:x1="4.6445in" svg:y1="4.2996in" svg:x2="4.2181in" svg:y2="4.2996in"><text:p/></draw:line><draw:line draw:style-name="gr12" draw:text-style-name="P13" svg:x1="3.1126in" svg:y1="3.6728in" svg:x2="3.5815in" svg:y2="3.6728in"><text:p/></draw:line><draw:g draw:style-name="gr14"><draw:rect draw:style-name="gr11" draw:text-style-name="P16" svg:width="2.1512in" svg:height="0.7331in" svg:x="3.8681in" svg:y="0in"><text:p/></draw:rect><draw:frame draw:style-name="gr22" draw:text-style-name="P20" svg:width="1.2815in" svg:height="0.8039in" svg:x="4.7709in" svg:y="0.0535in"><draw:text-box><text:p text:style-name="P14"><text:span text:style-name="T17">VV <text:s/>Vehicle</text:span></text:p><text:p text:style-name="P14"><text:span text:style-name="T17">ZZ <text:s text:c="2"/>Zone</text:span></text:p><text:p text:style-name="P14"><text:span text:style-name="T17">SS <text:s text:c="2"/>Status</text:span></text:p></draw:text-box></draw:frame><draw:frame draw:style-name="gr23" draw:text-style-name="P21" svg:width="1.0752in" svg:height="0.3441in" svg:x="3.8681in" svg:y="0.1756in"><draw:text-box><text:p text:style-name="P14"><text:span text:style-name="T18">Symbols:</text:span></text:p></draw:text-box></draw:frame></draw:g><draw:connector draw:style-name="gr11" draw:text-style-name="P11" svg:x1="3.6244in" svg:y1="2.7803in" svg:x2="3.8909in" svg:y2="2.9504in" draw:start-shape="id8" draw:start-glue-point="7" draw:end-shape="id17" draw:end-glue-point="4" svg:d="M9206-3480h677v432" svg:viewBox="0 0 679 434"><text:p/></draw:connector><draw:custom-shape draw:style-name="gr24" draw:text-style-name="P12" xml:id="id18" draw:id="id18" svg:width="1.2717in" svg:height="0.5043in" svg:x="4.9465in" svg:y="7.0626in"><text:p text:style-name="P10"><text:span text:style-name="T13">Duplicate </text:span></text:p><text:p text:style-name="P10"><text:span text:style-name="T13">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1" draw:text-style-name="P11" svg:x1="5.2874in" svg:y1="6.3528in" svg:x2="5.5827in" svg:y2="7.0626in" draw:start-shape="id16" draw:start-glue-point="7" draw:end-shape="id18" draw:end-glue-point="4" svg:d="M13430 5595h750v1803" svg:viewBox="0 0 751 1804"><text:p/></draw:connector><draw:connector draw:style-name="gr11" draw:text-style-name="P11" svg:x1="4.2217in" svg:y1="6.3528in" svg:x2="3.2835in" svg:y2="5.7339in" draw:start-shape="id16" draw:start-glue-point="5" draw:end-shape="id13" draw:end-glue-point="1" svg:d="M10723 5595h-1191v-1572h-1192" svg:viewBox="0 0 2385 1573"><text:p/></draw:connector><draw:line draw:style-name="gr12" draw:text-style-name="P13" svg:x1="4.2213in" svg:y1="6.4673in" svg:x2="3.7949in" svg:y2="6.4673in"><text:p/></draw:line><draw:line draw:style-name="gr12" draw:text-style-name="P13" svg:x1="5.5858in" svg:y1="6.4673in" svg:x2="5.5858in" svg:y2="6.8795in"><text:p/></draw:line></draw:g></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M8" style:family="paragraph" style:parent-style-name="Default" style:next-style-name="Default" style:default-outline-level="">
      <style:text-properties style:use-window-font-color="true"/>
    </style:style>
    <style:style style:name="CM2" style:family="paragraph" style:parent-style-name="Default" style:next-style-name="Default" style:default-outline-level="">
      <style:paragraph-properties style:line-height-at-least="0.1602in"/>
      <style:text-properties style:use-window-font-color="tru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14:05.686192046</meta:creation-date>
    <dc:date>2020-04-02T12:49:00.895898430</dc:date>
    <meta:editing-duration>PT17M17S</meta:editing-duration>
    <meta:editing-cycles>20</meta:editing-cycles>
    <meta:generator>LibreOffice/6.0.7.3$Linux_X86_64 LibreOffice_project/00m0$Build-3</meta:generator>
    <meta:document-statistic meta:table-count="0" meta:image-count="0" meta:object-count="0" meta:page-count="3" meta:paragraph-count="19" meta:word-count="570" meta:character-count="3461" meta:non-whitespace-character-count="2880"/>
  </office:meta>
</office:document-meta>
</file>